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text-properties style:font-name="Times New Roman"/>
    </style:style>
    <style:style style:name="P2" style:family="paragraph" style:parent-style-name="Standard">
      <style:text-properties style:font-name="Times New Roman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8pt" fo:font-weight="bold" style:font-size-asian="18pt" style:font-weight-asian="bold" style:font-size-complex="18pt" style:font-weight-complex="bold"/>
    </style:style>
    <style:style style:name="P4" style:family="paragraph" style:parent-style-name="Standard">
      <style:paragraph-properties>
        <style:tab-stops>
          <style:tab-stop style:position="53.71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>
        <style:tab-stops>
          <style:tab-stop style:position="52.92mm"/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>
        <style:tab-stops>
          <style:tab-stop style:position="63.24m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26.74mm"/>
        </style:tab-stops>
      </style:paragraph-properties>
      <style:text-properties fo:font-weight="normal" style:font-weight-asian="normal" style:font-weight-complex="normal"/>
    </style:style>
    <style:style style:name="P8" style:family="paragraph" style:parent-style-name="Standard">
      <style:paragraph-properties fo:margin-top="3mm" fo:margin-bottom="0mm" fo:text-align="start" style:justify-single-word="false">
        <style:tab-stops>
          <style:tab-stop style:position="37.57mm"/>
          <style:tab-stop style:position="83.61mm"/>
          <style:tab-stop style:position="115.89mm"/>
        </style:tab-stops>
      </style:paragraph-properties>
      <style:text-properties fo:font-weight="normal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draw:frame draw:style-name="fr1" draw:name="graphics1" text:anchor-type="paragraph" svg:x="0.07mm" svg:y="1.06mm" svg:width="44.2mm" svg:height="16.3mm" draw:z-index="0"><draw:image xlink:href="Pictures/1000000000000126000000686CCDAAF8.png" xlink:type="simple" xlink:show="embed" xlink:actuate="onLoad"/></draw:frame><text:tab/>Công ty: <text:s text:c="6"/>Tập đoàn Mai Linh</text:p>
      <text:p text:style-name="P5"><text:tab/>Mã công ty: 111</text:p>
      <text:p text:style-name="P6"/>
      <text:p text:style-name="P2"/>
      <text:p text:style-name="P3"><text:tab/>PHIẾU ĐỀ XUẤT <text:placeholder text:placeholder-type="text">&lt;get_loai()&gt;</text:placeholder> <text:placeholder text:placeholder-type="text">&lt;get_title(o.mlg_type)&gt;</text:placeholder></text:p>
      <text:p text:style-name="P8">Mã chi nhánh:<text:tab/><text:placeholder text:placeholder-type="text">&lt;o.chinhanh_id and o.chinhanh_id.code or ''&gt;</text:placeholder><text:tab/>Tên chi nhánh:<text:tab/><text:placeholder text:placeholder-type="text">&lt;o.chinhanh_id and o.chinhanh_id.name or ''&gt;</text:placeholder></text:p>
      <text:p text:style-name="P8">Mã phiếu đề xuất:<text:tab/><text:placeholder text:placeholder-type="text">&lt;o.name&gt;</text:placeholder><text:tab/>Ngày giao dịch:<text:tab/><text:placeholder text:placeholder-type="text">&lt;get_ngay()&gt;</text:placeholder></text:p>
      <text:p text:style-name="P8">Mã đối tượng:<text:tab/><text:placeholder text:placeholder-type="text">&lt;o.partner_id and o.partner_id.ma_doi_tuong or ''&gt;</text:placeholder><text:tab/>Tên đối tượng:<text:tab/><text:placeholder text:placeholder-type="text">&lt;o.partner_id and o.partner_id.name or ''&gt;</text:placeholder></text:p>
      <text:p text:style-name="P8">Mã đội xe:<text:tab/><text:placeholder text:placeholder-type="text">&lt;o.account_id and o.account_id.code or ''&gt;</text:placeholder><text:tab/>Tên đội xe:<text:tab/><text:placeholder text:placeholder-type="text">&lt;o.account_id and o.account_id.name or ''&gt;</text:placeholder></text:p>
      <text:p text:style-name="P8">Mã bãi giao ca:<text:tab/><text:placeholder text:placeholder-type="text">&lt;o.bai_giaoca_id and o.bai_giaoca_id.code or ''&gt;</text:placeholder><text:tab/>Tên bãi giao ca:<text:tab/><text:placeholder text:placeholder-type="text">&lt;o.bai_giaoca_id and o.bai_giaoca_id.name or ''&gt;</text:placeholder></text:p>
      <text:p text:style-name="P8">Biển số xe:<text:tab/><text:placeholder text:placeholder-type="text">&lt;o.bien_so_xe_id and o.bien_so_xe_id.name or ''&gt;</text:placeholder><text:tab/>Số hợp đồng:<text:tab/><text:placeholder text:placeholder-type="text">&lt;o.so_hop_dong&gt;</text:placeholder></text:p>
      <text:p text:style-name="P8">Mã chiết tính:<text:tab/><text:placeholder text:placeholder-type="text">&lt;o.ma_bang_chiettinh_chiphi_sua&gt;</text:placeholder><text:tab/>Mã xưởng:<text:tab/><text:placeholder text:placeholder-type="text">&lt;o.ma_xuong_id and o.ma_xuong_id.code or ''&gt;</text:placeholder><text:soft-page-break/></text:p>
      <text:p text:style-name="P7">Diễn giải:<text:tab/><text:placeholder text:placeholder-type="text">&lt;get_diengiai()&gt;</text:placeholder></text:p>
      <text:p text:style-name="P7">Phương thức thanh toán: <text:placeholder text:placeholder-type="text">&lt;get_phuongthuc_thanhtoan()&gt;</text:placeholder></text:p>
      <text:p text:style-name="P7">Số tiền: <text:tab/><text:placeholder text:placeholder-type="text">&lt;convert_amount(get_sotien())&gt;</text:placeholder></text:p>
      <text:p text:style-name="P7">Số tiền bằng chữ: <text:tab/><text:placeholder text:placeholder-type="text">&lt;convert(get_sotien())&gt;</text:placeholder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4.23mm" fo:margin-bottom="2.12mm"/>
      <style:text-properties style:font-name="Liberation Serif" fo:font-size="24pt" fo:font-weight="bold" style:font-name-asian="Droid Sans Fallback" style:font-size-asian="24pt" style:font-weight-asian="bold" style:font-name-complex="FreeSans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text-properties style:font-name="Times New Roman"/>
    </style:style>
    <style:page-layout style:name="Mpm1">
      <style:page-layout-properties fo:page-width="210.01mm" fo:page-height="148.01mm" style:num-format="1" style:print-orientation="landscape" fo:margin-top="13.49mm" fo:margin-bottom="8.57mm" fo:margin-left="20mm" fo:margin-right="20mm" style:writing-mode="lr-tb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>
        <style:header-footer-properties fo:min-height="0mm" fo:margin-left="0mm" fo:margin-right="0mm" fo:margin-top="4.99mm"/>
      </style:footer-style>
    </style:page-layout>
  </office:automatic-styles>
  <office:master-styles>
    <style:master-page style:name="Standard" style:page-layout-name="Mpm1">
      <style:footer>
        <text:p text:style-name="MP1"><text:placeholder text:placeholder-type="text">&lt;get_datenow()&gt;</text:placeholder><text:tab/><text:tab/><text:placeholder text:placeholder-type="text">&lt;get_user()&gt;</text:placehold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3T11:27:01.724398461</meta:creation-date>
    <dc:date>2015-12-03T06:59:41</dc:date>
    <meta:editing-duration>PT6H6M34S</meta:editing-duration>
    <meta:editing-cycles>149</meta:editing-cycles>
    <meta:generator>LibreOffice/3.5$Linux_X86_64 LibreOffice_project/350m1$Build-2</meta:generator>
    <dc:creator>phung11764 </dc:creator>
    <meta:document-statistic meta:table-count="0" meta:image-count="1" meta:object-count="0" meta:page-count="2" meta:paragraph-count="15" meta:word-count="131" meta:character-count="1015" meta:non-whitespace-character-count="887"/>
  </office:meta>
</office:document-meta>
</file>